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4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5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6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7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8" style:parent-style-name="ListParagraph" style:family="paragraph"/>
    <style:style style:name="T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0" style:parent-style-name="DefaultParagraphFont" style:family="text"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1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13" style:parent-style-name="Heading3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15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16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17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18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19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20" style:parent-style-name="ListParagraph" style:family="paragraph">
      <style:text-properties style:font-name="Times New Roman" style:font-name-complex="Times New Roman" fo:font-size="10pt" style:font-size-asian="10pt" style:font-size-complex="10pt"/>
    </style:style>
    <style:style style:name="P21" style:parent-style-name="Heading3" style:family="paragraph">
      <style:text-properties style:font-name="Times New Roman" style:font-name-complex="Times New Roman"/>
    </style:style>
    <style:style style:name="P2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23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24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25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26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27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28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29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0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1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3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4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5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6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7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8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9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40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41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4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43" style:parent-style-name="DefaultParagraphFont" style:family="text"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h text:style-name="P1" text:outline-level="2">2<text:s/>Jakość napięcia</text:h>
      <text:p text:style-name="P2">W porównaniu do badania ciągłości dostaw<text:s/>oraz jakości handlowej<text:s/>energii elektrycznej<text:s/>badanie<text:s/>jakości napięcia jest problemem zdecydowanie bardziej skomplikowanym. Nie powstrzymuje to jednak regulatorów w Europie od dążeń w celu kontrolowania również tego aspektu.</text:p>
      <text:p text:style-name="P3">Kwestie istotne z punktu widzenia regulacji jakości napięcia obejmują między innymi:</text:p>
      <text:list text:style-name="LFO1" text:continue-numbering="true">
        <text:list-item>
          <text:p text:style-name="P4">Określenie precyzyjnych miar liczbowych opisujących jakość napięcia,</text:p>
        </text:list-item>
        <text:list-item>
          <text:p text:style-name="P5">Określenie standardów opisujących oczekiwania względem dostawców energii, takich jak na przykład:</text:p>
          <text:list text:continue-numbering="true">
            <text:list-item>
              <text:p text:style-name="P6">Minimalny poziom jakości w przypadku publikacji wyników pomiarów,</text:p>
            </text:list-item>
            <text:list-item>
              <text:p text:style-name="P7">Średni poziom jakości w przypadku nagradzania oraz karania dostawców w zależności od pozycji względem średniej. Często spotykane są bardziej złożone zależności, w których stopień <text:s/>nagrody lub kary rośnie wraz z oddalaniem się od średniej,</text:p>
            </text:list-item>
            <text:list-item>
              <text:p text:style-name="P8"><text:span text:style-name="T9">Indywidualnie uzgadniane parametry kontraktów (tzw.<text:s/></text:span><text:span text:style-name="T10">Premium power</text:span><text:span text:style-name="T11">).</text:span></text:p>
            </text:list-item>
          </text:list>
        </text:list-item>
      </text:list>
      <text:p text:style-name="P12">Pomimo istnienia wstępnych zarysów potencjalnych wymagań zagadnienie jest w dalszym ciągu zagadnieniem nowym dla regulatorów. Również określenie pojęcia dobrej jakości jest różne dla różnych odbiorców, co w połączeniu ze złożonością pomiarów, niedostępnością dokładnych danych charakteryzujących środowisko elektromagnetyczne oraz niskim poziomem wiedzy na temat wpływu jakości napięcia na sprzęt odbiorców sprawia, że w dalszym ciągu nie zostały wprowadzone stałe rozwiązania.</text:p>
      <text:h text:style-name="P13" text:outline-level="3">2.1 Regulacja<text:s/>jakości<text:s/>napięcia a regulacja ciągłości zasilania</text:h>
      <text:p text:style-name="P14">Jako przyczyny mniejszego zaawansowania regulacji jakości napięcia można wskazać między innymi:</text:p>
      <text:list text:style-name="LFO2" text:continue-numbering="true">
        <text:list-item>
          <text:p text:style-name="P15">Różnica w świadomości. Zdecydowana większość rozumie pojęcie ciągłości zasilania oraz konsekwencje jej braku,</text:p>
        </text:list-item>
        <text:list-item>
          <text:p text:style-name="P16">Różnice w oczekiwaniach poszczególnych odbiorców. Jak łatwo przewidzieć, próg tolerancji dla większości użytkowników jest stosunkowo niski,<text:s/>zdarza się również, że skutki niskiej jakości napięcia nie są widoczne od razu ani w sposób oczywisty, a wymagają dodatkowych nakładów w celu zaobserwowania lub wykazania,</text:p>
        </text:list-item>
        <text:list-item>
          <text:p text:style-name="P17">Jakość napięcia jest zjawiskiem bardziej skomplikowanym, a przez to trudniejszym do uchwycenia,</text:p>
        </text:list-item>
        <text:list-item>
          <text:p text:style-name="P18">Obserwacja jakości napięcia, w przeciwieństwie do ciągłości zasilania, wymaga specjalistycznego sprzętu i pomiarów, nie jest też możliwy jej pomiar we wszystkich punktach sieci, co wymusza stosowanie skomplikowanych narzędzi statystycznych,</text:p>
        </text:list-item>
        <text:list-item>
          <text:p text:style-name="P19">Dużo trudniejsze jest zlokalizowanie przyczyn pogorszenia jakości napięcia, co w wypadku ciągłości jest dość proste,</text:p>
        </text:list-item>
        <text:list-item>
          <text:p text:style-name="P20">Bardzo trudne jest szacowanie kosztów poniesionych z powodu niskiej jakości napięcia.</text:p>
        </text:list-item>
      </text:list>
      <text:h text:style-name="P21" text:outline-level="3">2.2 Podstawowe zasady regulacji napięcia</text:h>
      <text:p text:style-name="P22">Głównym celem prowadzenia regulacji<text:s/>jest zapewnienie korzyści w skali ogólnospołecznej. Korzyści te należy następnie podtrzymać poprzez wprowadzenie mechanizmów motywujących operatorów do utrzymania wypracowanego poziomu. Nie powinno się również dopuszczać do sytuacji, w której wprowadzone regulacje służą jedynie poprawieniu efektywności, gdyż w tym wypadku osiągnięty efekt może być przeciwny od zakładanego.</text:p>
      <text:p text:style-name="P23">Wymagania dotyczące jakości wprowadza się w celu ochrony głównie odbiorców (ale coraz częściej również dostawców) oraz jako narzędzia rozstrzygające w sytuacjach spornych miedzy poszczególnymi podmiotami na rynku energetycznym.</text:p>
      <text:p text:style-name="P24">Z perspektywy odbiorcy znajomość parametrów jakościowych umożliwia wybór we własnym zakresie środków zaradczych, natomiast z punktu widzenia dostawcy – ochronę przed odbiorcami zaburzającymi warunki zasilania.</text:p>
      <text:p text:style-name="P25"/>
      <text:p text:style-name="P26">[…]</text:p>
      <text:p text:style-name="P27">Normalizacja jakości napięcia.</text:p>
      <text:soft-page-break/>
      <text:p text:style-name="P28">Minimalne standardy jakości są określone przez odpowiednie normy i zalecenia obowiązujące w danym kraju. Za ich przestrzeganie odpowiedzialny jest operator systemu energetycznego. Normy te są ustalane przez odpowiednie organizacje normalizacyjne, co umożliwia dostosowanie jakości napięcia do bieżących potrzeb w odpowiednim regionie. Normy te są również punktem odniesienia dla negocjacji kontraktów o zdefiniowanych wymaganiach jakości napięcia dla indywidualnych klientów. Normy powinny być bieżąco aktualizowane na podstawie analiz wyników systemu monitorowania sieci oraz skarg klientów, a także innych badań. Ważne jest także aby przyjęte poziomy jakości były osiągalne zarówno przez dostawców, jak i odbiorców. Obligatoryjne jest również, aby krajowe normy uwzględniały międzynarodowe wymagania emisyjne i odpornościowe. Minimalny standard powinien być przestrzegany przez wszystkich operatorów systemów energetycznych pod groźbą kary, zarówno finansowej, jak i nagan, które mogą być poważnym uszczerbkiem w prestiżu dostawcy energii. <text:s/>Normalizacja wymagań względem minimalnej jakości napięcia jest niezbędna do poprawnej i sprawiedliwej dystrybucji energii elektrycznej.</text:p>
      <text:p text:style-name="P29">Norma EN 50160.</text:p>
      <text:p text:style-name="P30">Najpowszechniejszą w krajach Unii Europejskiej jest norma PN-EN 50160. Obowiązuje ona we wszystkich krajach UE, jednak niektóre kraje wprowadziły względem niej pewne modyfikacje (obostrzenia). <text:s/>Norma ta określa jedynie minimalny standard jakości zasilanie na zaciskach odbiorcy, nie ocenia jednak samego systemu zasilającego. Zawiera ona opis najgorszych dopuszczalnych charakterystyk napięcia <text:s/>w typowych warunkach pracy w sieciach niskiego i średniego napięcia. W sieciach wysokiego napięcia obowiązują inne normy. Niestety norma nie określa dokładnie kto powinien ponosić koszty pomiarów jakości sieci, a także kto powinien podjąć działania mające na celu poprawę jej parametrów w wypadku niespełnienia wymagań. Przyjęty jest umowny podział, że za jakość napięcia odpowiada dostawca, a za jakość prądu odpowiedzialność ponosi odbiorca, ale oczywistym jest, że elementy te są współzależne, co w szczególności oznacza, że odbiorca może pogorszyć jakość napięcia sieci. W niektórych krajach dostawca może wypowiedzieć kontrakt w takim wypadku, jednak sytuacje takie są bardzo trudne do udowodnienia.</text:p>
      <text:p text:style-name="P31">Według <text:s/>normy EN 50160 na jakość energii składają się następujące parametry:</text:p>
      <text:p text:style-name="P32">•<text:tab/>Zmiany częstotliwości,</text:p>
      <text:p text:style-name="P33">•<text:tab/>Wolne i szybkie zmiany wartości napięcia,</text:p>
      <text:p text:style-name="P34">•<text:tab/>Wahania napięcia,</text:p>
      <text:p text:style-name="P35">•<text:tab/>Zapady napięcia,</text:p>
      <text:p text:style-name="P36">•<text:tab/>Wzrosty napięcia,</text:p>
      <text:p text:style-name="P37">•<text:tab/>Przepięcia,</text:p>
      <text:p text:style-name="P38">•<text:tab/>Asymetria napięcia,</text:p>
      <text:p text:style-name="P39">•<text:tab/>Harmoniczne napięcia,</text:p>
      <text:p text:style-name="P40">•<text:tab/>Interharmoniczne napięcia,</text:p>
      <text:p text:style-name="P41">•<text:tab/>Sygnały sterowania nałożone na napięcie zasilające.</text:p>
      <text:p text:style-name="P42">Niektóre z tych zagadnień (niepogrubione) są podane jedynie jako wartości informacyjne, co oznacza, że dostawca nie jest zobowiązany do ich przestrzegania. Mimo to jednak operatorzy sieci powinni się do nich dostosować. Niektóre z nich mogą być bardzo istotne dla odbiorców, ze względu zarówno na bezpieczeństwo, jak i efektywność pracy dołączonych urządzeń.<text:s/></text:p>
      <text:p text:style-name="Normal"><text:span text:style-name="T43">Zdefiniowane powinny być także odpowiednie algorytmy i sposoby pomiaru wyżej wymienionych parametrów, gdyż zazwyczaj ich wartości nie są stałe w czasie (mogą np. zależeć od dobowego rozkładu zmian zapotrzebowania na energię elektryczną). Manipulując sposobem pomiarów można, w zależności od potrzeb, poprawiać lub pogarszać otrzymane wyniki, co utrudnia ocenę zgodności z normą EN 50160, a także ewentualne wymierzenie kar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jciech Urbańczyk</meta:initial-creator>
    <dc:creator>Wojciech Urbańczyk</dc:creator>
    <meta:creation-date>2013-12-10T22:39:00Z</meta:creation-date>
    <dc:date>2013-12-10T23:47:00Z</dc:date>
    <meta:template xlink:href="Normal.dotm" xlink:type="simple"/>
    <meta:editing-cycles>1</meta:editing-cycles>
    <meta:editing-duration>PT4020S</meta:editing-duration>
    <meta:document-statistic meta:page-count="2" meta:paragraph-count="13" meta:word-count="980" meta:character-count="6848" meta:row-count="49" meta:non-whitespace-character-count="5881"/>
  </office:meta>
</office:document-meta>
</file>